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>
      <style:paragraph-properties fo:text-align="center"/>
    </style:style>
    <style:style style:name="T1" style:family="text">
      <style:text-properties fo:language="de" fo:country="DE"/>
    </style:style>
    <style:style style:name="gr1" style:family="graphic">
      <style:graphic-properties svg:stroke-width="9mm" svg:stroke-color="#0000ff" draw:marker-start-width="17.02mm" draw:marker-end-width="17.02mm" svg:stroke-opacity="40%" svg:stroke-linecap="round" draw:textarea-horizontal-align="center" draw:textarea-vertical-align="middle" fo:padding-top="4.5mm" fo:padding-bottom="4.5mm" fo:padding-left="4.5mm" fo:padding-right="4.5mm" fo:margin-left="3.18mm" fo:margin-right="3.18mm" fo:margin-top="3.18mm" fo:margin-bottom="3.18m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Line 1" draw:style-name="gr1" draw:text-style-name="P2" svg:x1="54.26mm" svg:y1="15.47mm" svg:x2="118.18mm" svg:y2="68.39mm">
     <text:p/>
    </draw:line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p>
      <text:p text:style-name="Standard"><text:span text:style-name="T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span> <text:span text:style-name="T1">a b c d e f g h i j k l m n o p q r s t u v w x y z a b c d e f g h i j k l m n o p q r s t u v w x y z a b c d e f g h i j k l m n o p q r s t u v w x y z a b c d e f g h i j k l m n o p q r s t u v w x y z</text:span></text:p>
      <text:p text:style-name="Standard"><text:span text:style-name="T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span></text:p>
      <text:p text:style-name="P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style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0mm" fo:margin-right="0mm" fo:margin-top="0mm" fo:margin-bottom="0mm" style:wrap="parallel" style:number-wrapped-paragraphs="no-limit" style:wrap-contour="false" style:vertical-pos="top" style:vertical-rel="paragraph-content" style:horizontal-pos="center" style:horizontal-rel="paragraph-content" fo:padding="0mm" fo:border="9.01pt solid #ff1493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148.01mm" style:num-format="1" style:print-orientation="landscape" fo:margin-top="10mm" fo:margin-bottom="10mm" fo:margin-left="10mm" fo:margin-right="10mm" style:writing-mode="lr-tb" style:layout-grid-color="#c0c0c0" style:layout-grid-lines="31" style:layout-grid-base-height="6.35mm" style:layout-grid-ruby-height="0mm" style:layout-grid-mode="none" style:layout-grid-ruby-below="false" style:layout-grid-print="false" style:layout-grid-display="false" style:layout-grid-base-width="3.18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dc:creator>Regina Henschel</dc:creator>
    <meta:editing-cycles>8</meta:editing-cycles>
    <meta:creation-date>2021-05-15T12:48:00</meta:creation-date>
    <dc:date>2021-08-09T01:04:53.999000000</dc:date>
    <meta:editing-duration>PT49M10S</meta:editing-duration>
    <meta:generator>BCommitContinue/7.3.0.0.alpha0$Windows_X86_64 LibreOffice_project/0330b1a591be25b857af65606f9b2db328e93580</meta:generator>
    <meta:document-statistic meta:table-count="0" meta:image-count="0" meta:object-count="0" meta:page-count="1" meta:paragraph-count="4" meta:word-count="1170" meta:character-count="2336" meta:non-whitespace-character-count="1170"/>
    <meta:user-defined meta:name="AppVersion">16.0000</meta:user-defined>
    <meta:template xlink:type="simple" xlink:actuate="onRequest" xlink:title="SingleCharactersCourier.dotx" xlink:href=""/>
  </office:meta>
</office:document-meta>
</file>